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Thumbnails/thumbnail.png" manifest:media-type="image/png"/>
  <manifest:file-entry manifest:full-path="content.xml" manifest:media-type="text/xml"/>
  <manifest:file-entry manifest:full-path="Fonts/font9.ttf" manifest:media-type="application/x-font-ttf"/>
  <manifest:file-entry manifest:full-path="Fonts/font13.ttf" manifest:media-type="application/x-font-ttf"/>
  <manifest:file-entry manifest:full-path="Fonts/font1.ttf" manifest:media-type="application/x-font-ttf"/>
  <manifest:file-entry manifest:full-path="Fonts/font14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Fonts/font11.ttf" manifest:media-type="application/x-font-ttf"/>
  <manifest:file-entry manifest:full-path="Fonts/font12.ttf" manifest:media-type="application/x-font-tt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Source Sans Pro2" svg:font-family="'Source Sans Pro'" style:font-adornments="Negrita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Source Sans Pro1" svg:font-family="'Source Sans Pro'" style:font-adornments="Normal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Marvin" svg:font-family="Marvin" style:font-family-generic="modern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</svg:font-face-src>
    </style:font-face>
    <style:font-face style:name="Open Sans" svg:font-family="'Open Sans'" style:font-adornments="Predeterminado" style:font-family-generic="swiss" style:font-pitch="variable">
      <svg:font-face-src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1" style:family="paragraph">
      <style:text-properties style:font-name="Marvin" fo:font-size="44pt" style:font-size-asian="44pt" style:font-size-complex="44pt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</style:style>
    <style:style style:name="T1" style:family="text">
      <style:text-properties style:font-name="Marvin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 text:style-name="P1"><text:span text:style-name="T1">Sir Devalot’s </text:span><text:span text:style-name="T1"><text:line-break/></text:span><text:span text:style-name="T1">Holy Container Quest</text:span><text:span text:style-name="T1"><text:line-break/></text:span><text:span text:style-name="T1"/>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#hackathon-eu-team7</text:p>
            <text:p>VMworld Europe 2018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1"><text:span text:style-name="T1">OBJECTIVES</text:span>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lay along with VKE and Kubernetes</text:p>
              </text:list-item>
              <text:list-item>
                <text:p>Design and Implement real workloads</text:p>
              </text:list-item>
              <text:list-item>
                <text:p>Monitor behavior with Clarity/Wavefront/HTML5</text:p>
              </text:list-item>
              <text:list-item>
                <text:p>Implement Conway’s Game of Life in a Container World</text:p>
              </text:list-item>
              <text:list-item>
                <text:p>Work with Centralized/Decentralized Model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1"><text:span text:style-name="T1">Before the event, TWO WEEKS AWAY</text:span>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hoose an idea (check!)</text:p>
              </text:list-item>
              <text:list-item>
                <text:p>Build a team (check!)</text:p>
              </text:list-item>
              <text:list-item>
                <text:p>Design concept (on the move...)</text:p>
              </text:list-item>
              <text:list-item>
                <text:p>Tools to be used (on the move...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1"><text:span text:style-name="T1">DURING the event, DEVALOT!</text:span>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1"><text:span text:style-name="T1">OBJECTIVES</text:span>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lay along with VKE and Kubernetes</text:p>
              </text:list-item>
              <text:list-item>
                <text:p>Design and Implement real workloads</text:p>
              </text:list-item>
              <text:list-item>
                <text:p>Monitor behavior with Clarity/Wavefront/HTML5</text:p>
              </text:list-item>
              <text:list-item>
                <text:p>Implement Conway’s Game of Life in a Container World<text:tab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1"><text:span text:style-name="T1">USEFUL LINKS</text:span>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lack Channel (#hackathon-eu-team7)</text:p>
              </text:list-item>
              <text:list-item>
                <text:p><text:a xlink:href="https://vmworldeuhackathon.hackerearth.com/sprints/vmworld-eu-code-hackathon/dashboard/bfa4ec7/team/" xlink:type="simple">HackerEarth Webpage</text:a></text:p>
              </text:list-item>
              <text:list-item>
                <text:p><text:a xlink:href="https://github.com/sushiman/hackathon-eu-team7-vmworld2018" xlink:type="simple">GitHub Repository</text:a></text:p>
                <text:p/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4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Marvin" svg:font-family="Marvin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3T06:22:32.783000000</meta:creation-date>
    <meta:editing-duration>PT13M39S</meta:editing-duration>
    <meta:editing-cycles>4</meta:editing-cycles>
    <meta:generator>LibreOffice/5.4.3.2$Windows_X86_64 LibreOffice_project/92a7159f7e4af62137622921e809f8546db437e5</meta:generator>
    <dc:date>2018-11-03T07:42:40.474000000</dc:date>
    <meta:document-statistic meta:object-count="6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